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小塚ゴシック Pr6N M" svg:font-family="'小塚ゴシック Pr6N M'" style:font-family-generic="swiss" style:font-pitch="variable"/>
    <style:font-face style:name="源ノ角ゴシック JP Medium" svg:font-family="'源ノ角ゴシック JP Medium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944cm" fo:min-width="1.659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361cm" fo:min-width="2.584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541cm" fo:min-width="1.014cm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fo:min-height="0.429cm"/>
    </style:style>
    <style:style style:name="gr6" style:family="graphic" style:parent-style-name="standard">
      <style:graphic-properties draw:stroke="none" svg:stroke-color="#000000" draw:fill="none" draw:fill-color="#ffffff" fo:min-height="0.57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小塚ゴシック Pr6N M"/>
    </style:style>
    <style:style style:name="P4" style:family="paragraph">
      <style:text-properties style:font-name="源ノ角ゴシック JP Medium" fo:font-size="12pt" style:font-name-asian="源ノ角ゴシック JP Medium" style:font-size-asian="12pt" style:font-size-complex="12pt"/>
    </style:style>
    <style:style style:name="P5" style:family="paragraph">
      <loext:graphic-properties draw:fill="none" draw:fill-color="#ffffff"/>
      <style:text-properties style:font-name="源ノ角ゴシック JP Medium" fo:font-size="12pt" style:font-name-asian="源ノ角ゴシック JP Medium" style:font-size-asian="12pt" style:font-size-complex="12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start"/>
      <style:text-properties fo:font-size="10.5pt" style:font-size-asian="10.5pt" style:font-size-complex="10.5pt"/>
    </style:style>
    <style:style style:name="P8" style:family="paragraph">
      <loext:graphic-properties draw:fill="none"/>
      <style:paragraph-properties fo:text-align="start"/>
      <style:text-properties style:font-name="小塚ゴシック Pr6N M" fo:font-size="10.5pt" style:font-size-asian="10.5pt" style:font-size-complex="10.5pt"/>
    </style:style>
    <style:style style:name="T1" style:family="text">
      <style:text-properties style:font-name="小塚ゴシック Pr6N M"/>
    </style:style>
    <style:style style:name="T2" style:family="text">
      <style:text-properties style:font-name="源ノ角ゴシック JP Medium" fo:font-size="12pt" style:font-name-asian="源ノ角ゴシック JP Medium" style:font-size-asian="12pt" style:font-size-complex="12pt"/>
    </style:style>
    <style:style style:name="T3" style:family="text">
      <style:text-properties style:font-name="小塚ゴシック Pr6N M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3.165cm" svg:height="1.8cm" svg:x="2.946cm" svg:y="2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164cm" svg:height="1.691cm" svg:x="7.502cm" svg:y="2.873cm">
          <text:p text:style-name="P2"><text:span text:style-name="T1">x+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54cm" svg:height="2.645cm" svg:x="12.157cm" svg:y="2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147cm" svg:y1="3.719cm" svg:x2="7.592cm" svg:y2="3.719cm">
          <text:p/>
        </draw:line>
        <draw:line draw:style-name="gr4" draw:text-style-name="P1" draw:layer="layout" svg:x1="10.61cm" svg:y1="3.747cm" svg:x2="12.084cm" svg:y2="3.801cm">
          <text:p/>
        </draw:line>
        <draw:frame draw:style-name="gr5" draw:text-style-name="P5" draw:layer="layout" svg:width="3.458cm" svg:height="0.679cm" svg:x="2.691cm" svg:y="1.814cm">
          <draw:text-box>
            <text:p text:style-name="P4"><text:span text:style-name="T2">定義域</text:span><text:span text:style-name="T2">(x</text:span><text:span text:style-name="T2">軸</text:span><text:span text:style-name="T2">)</text:span></text:p>
          </draw:text-box>
        </draw:frame>
        <draw:frame draw:style-name="gr5" draw:text-style-name="P5" draw:layer="layout" svg:width="3.458cm" svg:height="0.679cm" svg:x="11.96cm" svg:y="1.561cm">
          <draw:text-box>
            <text:p text:style-name="P4"><text:span text:style-name="T2">値域</text:span><text:span text:style-name="T2">(y</text:span><text:span text:style-name="T2">軸</text:span><text:span text:style-name="T2">)</text:span></text:p>
          </draw:text-box>
        </draw:frame>
        <draw:frame draw:style-name="gr6" draw:text-style-name="P6" draw:layer="layout" svg:width="0.798cm" svg:height="0.962cm" svg:x="3.533cm" svg:y="2.759cm">
          <draw:text-box>
            <text:p>x</text:p>
          </draw:text-box>
        </draw:frame>
        <draw:frame draw:style-name="gr6" draw:text-style-name="P6" draw:layer="layout" svg:width="0.798cm" svg:height="0.962cm" svg:x="3.933cm" svg:y="3.659cm">
          <draw:text-box>
            <text:p>x</text:p>
          </draw:text-box>
        </draw:frame>
        <draw:frame draw:style-name="gr6" draw:text-style-name="P6" draw:layer="layout" svg:width="0.798cm" svg:height="0.962cm" svg:x="4.733cm" svg:y="3.159cm">
          <draw:text-box>
            <text:p>x</text:p>
          </draw:text-box>
        </draw:frame>
        <draw:frame draw:style-name="gr6" draw:text-style-name="P6" draw:layer="layout" svg:width="0.798cm" svg:height="0.962cm" svg:x="12.833cm" svg:y="2.459cm">
          <draw:text-box>
            <text:p>x</text:p>
          </draw:text-box>
        </draw:frame>
        <draw:frame draw:style-name="gr6" draw:text-style-name="P6" draw:layer="layout" svg:width="0.798cm" svg:height="0.962cm" svg:x="13.133cm" svg:y="3.959cm">
          <draw:text-box>
            <text:p>x</text:p>
          </draw:text-box>
        </draw:frame>
        <draw:frame draw:style-name="gr5" draw:text-style-name="P5" draw:layer="layout" svg:width="3.458cm" svg:height="0.679cm" svg:x="7.991cm" svg:y="1.815cm">
          <draw:text-box>
            <text:p text:style-name="P4"><text:span text:style-name="T2">関数</text:span></text:p>
          </draw:text-box>
        </draw:frame>
        <draw:custom-shape draw:style-name="gr1" draw:text-style-name="P1" draw:layer="layout" svg:width="3.165cm" svg:height="1.8cm" svg:x="2.946cm" svg:y="7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draw:layer="layout" svg:width="3.164cm" svg:height="1.691cm" svg:x="7.502cm" svg:y="7.473cm">
          <text:p text:style-name="P7"><text:span text:style-name="T3">SELECT X+1 as y</text:span></text:p>
          <text:p text:style-name="P7"><text:span text:style-name="T3">FROM xaxis ;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147cm" svg:y1="8.319cm" svg:x2="7.592cm" svg:y2="8.319cm">
          <text:p/>
        </draw:line>
        <draw:line draw:style-name="gr4" draw:text-style-name="P1" draw:layer="layout" svg:x1="10.61cm" svg:y1="8.347cm" svg:x2="12.084cm" svg:y2="8.401cm">
          <text:p/>
        </draw:line>
        <draw:frame draw:style-name="gr5" draw:text-style-name="P5" draw:layer="layout" svg:width="3.458cm" svg:height="1.099cm" svg:x="2.691cm" svg:y="6.414cm">
          <draw:text-box>
            <text:p text:style-name="P4"><text:span text:style-name="T2">入力側テーブル</text:span></text:p>
            <text:p text:style-name="P4"><text:span text:style-name="T2">(xaxis)</text:span></text:p>
          </draw:text-box>
        </draw:frame>
        <draw:frame draw:style-name="gr5" draw:text-style-name="P5" draw:layer="layout" svg:width="3.458cm" svg:height="1.099cm" svg:x="11.649cm" svg:y="5.983cm">
          <draw:text-box>
            <text:p text:style-name="P4"><text:span text:style-name="T2">結果テーブル</text:span></text:p>
            <text:p text:style-name="P4"><text:span text:style-name="T2">(</text:span><text:span text:style-name="T2">無名</text:span><text:span text:style-name="T2">)</text:span></text:p>
          </draw:text-box>
        </draw:frame>
        <draw:frame draw:style-name="gr6" draw:text-style-name="P6" draw:layer="layout" svg:width="0.798cm" svg:height="0.962cm" svg:x="3.533cm" svg:y="7.359cm">
          <draw:text-box>
            <text:p>x</text:p>
          </draw:text-box>
        </draw:frame>
        <draw:frame draw:style-name="gr6" draw:text-style-name="P6" draw:layer="layout" svg:width="0.798cm" svg:height="0.962cm" svg:x="3.933cm" svg:y="8.259cm">
          <draw:text-box>
            <text:p>x</text:p>
          </draw:text-box>
        </draw:frame>
        <draw:frame draw:style-name="gr6" draw:text-style-name="P6" draw:layer="layout" svg:width="0.798cm" svg:height="0.962cm" svg:x="4.733cm" svg:y="7.759cm">
          <draw:text-box>
            <text:p>x</text:p>
          </draw:text-box>
        </draw:frame>
        <draw:frame draw:style-name="gr5" draw:text-style-name="P5" draw:layer="layout" svg:width="3.458cm" svg:height="0.679cm" svg:x="7.991cm" svg:y="6.415cm">
          <draw:text-box>
            <text:p text:style-name="P4"><text:span text:style-name="T2">フィルタ</text:span></text:p>
          </draw:text-box>
        </draw:frame>
        <draw:frame draw:style-name="gr6" draw:text-style-name="P6" draw:layer="layout" svg:width="0.798cm" svg:height="0.962cm" svg:x="12.433cm" svg:y="3.459cm">
          <draw:text-box>
            <text:p>x</text:p>
          </draw:text-box>
        </draw:frame>
        <draw:custom-shape draw:style-name="gr3" draw:text-style-name="P1" draw:layer="layout" svg:width="2.254cm" svg:height="2.645cm" svg:x="12.058cm" svg:y="7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98cm" svg:height="0.962cm" svg:x="12.734cm" svg:y="7.059cm">
          <draw:text-box>
            <text:p>x</text:p>
          </draw:text-box>
        </draw:frame>
        <draw:frame draw:style-name="gr6" draw:text-style-name="P6" draw:layer="layout" svg:width="0.798cm" svg:height="0.962cm" svg:x="13.034cm" svg:y="8.559cm">
          <draw:text-box>
            <text:p>x</text:p>
          </draw:text-box>
        </draw:frame>
        <draw:frame draw:style-name="gr6" draw:text-style-name="P6" draw:layer="layout" svg:width="0.798cm" svg:height="0.962cm" svg:x="12.334cm" svg:y="8.059cm">
          <draw:text-box>
            <text:p>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小塚ゴシック Pr6N M" svg:font-family="'小塚ゴシック Pr6N M'" style:font-family-generic="swiss" style:font-pitch="variable"/>
    <style:font-face style:name="源ノ角ゴシック JP Medium" svg:font-family="'源ノ角ゴシック JP Medium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6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2T04:13:11.672000000</meta:creation-date>
    <dc:date>2019-04-12T04:34:17.761000000</dc:date>
    <meta:editing-duration>PT21M4S</meta:editing-duration>
    <meta:editing-cycles>4</meta:editing-cycles>
    <meta:generator>LibreOffice/5.4.4.2$Windows_X86_64 LibreOffice_project/2524958677847fb3bb44820e40380acbe820f960</meta:generator>
    <meta:document-statistic meta:object-count="28"/>
  </office:meta>
</office:document-meta>
</file>